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2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P6" style:family="paragraph">
      <loext:graphic-properties draw:fill="none"/>
      <style:paragraph-properties fo:line-height="150%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0.1000003814697pt" style:font-size-asian="10.1000003814697pt" style:font-size-complex="10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1000003814697pt" style:font-size-asian="10.1000003814697pt" style:font-size-complex="1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EOD Overview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ntroduction to JEOD</text:p>
            <text:p>Standard JEOD S_modules</text:p>
            <text:p>A Quick Simu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JEO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JSC Engineering Orbital Dynamics”</text:p>
              </text:list-item>
              <text:list-item>
                <text:p>Model suite originally began as part of Trick</text:p>
              </text:list-item>
              <text:list-item>
                <text:p>Simulates orbital dynamics and on-orbit space environment</text:p>
              </text:list-item>
              <text:list-item>
                <text:p>Complete redesign when moved to C++ for version 2.x</text:p>
              </text:list-item>
              <text:list-item>
                <text:p>Many models extensible, allowing adaptability and customization</text:p>
              </text:list-item>
              <text:list-item>
                <text:p>Class C and CMMI Level 3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biliti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High-fidelity simulation of spacecraft orbits</text:span></text:p>
              </text:list-item>
              <text:list-item>
                <text:p text:style-name="P2"><text:span text:style-name="T1">Gravity:</text:span></text:p>
                <text:list>
                  <text:list-item>
                    <text:p text:style-name="P2"><text:span text:style-name="T1">Comes with gravity fields of selectable complexity for Earth, Moon, &amp; Mars</text:span></text:p>
                    <text:list>
                      <text:list-item>
                        <text:p text:style-name="P2"><text:span text:style-name="T1">Users can add others</text:span></text:p>
                      </text:list-item>
                    </text:list>
                  </text:list-item>
                  <text:list-item>
                    <text:p text:style-name="P2"><text:span text:style-name="T1">Point-mass gravity provided for all other bodies</text:span></text:p>
                  </text:list-item>
                  <text:list-item>
                    <text:p text:style-name="P2"><text:span text:style-name="T1">Example user extension: JPL polyhedral gravity model</text:span></text:p>
                  </text:list-item>
                </text:list>
              </text:list-item>
              <text:list-item>
                <text:p text:style-name="P2"><text:span text:style-name="T1">Earth atmosphere</text:span></text:p>
              </text:list-item>
              <text:list-item>
                <text:p text:style-name="P2"><text:span text:style-name="T1">Radiation pressure</text:span></text:p>
              </text:list-item>
              <text:list-item>
                <text:p text:style-name="P2"><text:span text:style-name="T1">Selectable integration methods (most common Runge-Kutta 4, but many others available. Also, users can add more.)</text:span></text:p>
              </text:list-item>
              <text:list-item>
                <text:p text:style-name="P2"><text:span text:style-name="T1">Multiple bodies concurrently</text:span></text:p>
              </text:list-item>
              <text:list-item>
                <text:p text:style-name="P2"><text:span text:style-name="T1">Separately orbiting, or attachable/detachable</text:span></text:p>
              </text:list-item>
              <text:list-item>
                <text:p text:style-name="P2"><text:span text:style-name="T1">Can be orbiting different planets/bodies simultaneously</text:span></text:p>
              </text:list-item>
              <text:list-item>
                <text:p text:style-name="P2"><text:span text:style-name="T1">Use separate integrators and/or integration step-size for ea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ed Known 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SS and Visiting Vehicle simulations in Low Earth Orbit</text:span></text:p>
              </text:list-item>
              <text:list-item>
                <text:p><text:span text:style-name="T2">Earth-Moon L2 point station with vehicle rendezvousing from LEO</text:span></text:p>
              </text:list-item>
              <text:list-item>
                <text:p><text:span text:style-name="T2">Lunar Orbiting Platform-Gateway simulations</text:span></text:p>
              </text:list-item>
              <text:list-item>
                <text:p><text:span text:style-name="T2">Phobos, Deimos, and asteroid proximity missions</text:span></text:p>
              </text:list-item>
              <text:list-item>
                <text:p><text:span text:style-name="T2">Ascent/descent simulations for various plane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EOD S_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tandard set of S_modules is included with JEOD</text:p>
                <text:list>
                  <text:list-item>
                    <text:p><text:span text:style-name="T3">Location</text:span>: $JEOD_HOME/lib/jeod/JEOD_S_modules</text:p>
                  </text:list-item>
                </text:list>
              </text:list-item>
              <text:list-item>
                <text:p>Furnishes several frequently used combinations of models and settings, e.g.</text:p>
                <text:list>
                  <text:list-item>
                    <text:p>Dynamics:</text:p>
                    <text:list>
                      <text:list-item>
                        <text:p><text:s/>Typical use, initialization-only, support for multiple integration groups</text:p>
                      </text:list-item>
                    </text:list>
                  </text:list-item>
                  <text:list-item>
                    <text:p>Environment</text:p>
                    <text:list>
                      <text:list-item>
                        <text:p>Environment management, various planetary and time configurations</text:p>
                      </text:list-item>
                    </text:list>
                  </text:list-item>
                  <text:list-item>
                    <text:p>Vehicles</text:p>
                    <text:list>
                      <text:list-item>
                        <text:p>Basic starting point for a vehicle, and for a vehicle subject to atmospheric effects.</text:p>
                      </text:list-item>
                    </text:list>
                  </text:list-item>
                </text:list>
              </text:list-item>
              <text:list-item>
                <text:p>Is possible to construct complete simulations using primarily, or even exclusively, the standard S_mod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S_module Simu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rcise: construct a complete LEO simulation using only standard JEOD S_modules</text:p>
                <text:list>
                  <text:list-item>
                    <text:p>Sun, Earth, Moon</text:p>
                  </text:list-item>
                  <text:list-item>
                    <text:p>Non-spherical Earth gravity</text:p>
                  </text:list-item>
                  <text:list-item>
                    <text:p>Two vehicles</text:p>
                  </text:list-item>
                  <text:list-item>
                    <text:p>Default priority settings and full dynamics 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 Exercise: S_define</text:p>
          </draw:text-box>
        </draw:frame>
        <draw:frame presentation:style-name="Default-outline1" draw:text-style-name="P4" draw:layer="layout" svg:width="12.316cm" svg:height="12.179cm" svg:x="1.4cm" svg:y="5.114cm" presentation:class="outline" presentation:user-transformed="true">
          <draw:text-box>
            <text:p xml:id="id1" text:id="id1" text:style-name="P3"><text:span text:style-name="T4">// Definite a reasonable job calling interval</text:span></text:p>
            <text:p xml:id="id2" text:id="id2" text:style-name="P3"><text:span text:style-name="T4">#define DYNAMICS <text:s text:c="5"/>1.0</text:span></text:p>
            <text:p text:style-name="P3"><text:span text:style-name="T4"/></text:p>
            <text:p xml:id="id3" text:id="id3" text:style-name="P3"><text:span text:style-name="T4">// Include the default Trick and JEOD objects</text:span></text:p>
            <text:p xml:id="id4" text:id="id4" text:style-name="P3"><text:span text:style-name="T4">#include "sim_objects/default_trick_sys.sm"</text:span></text:p>
            <text:p xml:id="id5" text:id="id5" text:style-name="P3"><text:span text:style-name="T4">#include "jeod_sys.sm"</text:span></text:p>
            <text:p xml:id="id6" text:id="id6" text:style-name="P3"><text:span text:style-name="T4">#include "default_priority_settings.sm"</text:span></text:p>
            <text:p text:style-name="P3"><text:span text:style-name="T4"/></text:p>
            <text:p xml:id="id7" text:id="id7" text:style-name="P3"><text:span text:style-name="T4">// Include the appropriate time object:</text:span></text:p>
            <text:p xml:id="id8" text:id="id8" text:style-name="P3"><text:span text:style-name="T4">#include "time_TAI_UTC_UT1_TT_GMST.sm"</text:span></text:p>
            <text:p text:style-name="P3"><text:span text:style-name="T4"/></text:p>
            <text:p xml:id="id9" text:id="id9" text:style-name="P3"><text:span text:style-name="T4">// Include the dynamics object suitable for integrating</text:span></text:p>
            <text:p xml:id="id10" text:id="id10" text:style-name="P3"><text:span text:style-name="T4">#include "dynamics.sm"</text:span></text:p>
          </draw:text-box>
        </draw:frame>
        <draw:frame draw:style-name="gr2" draw:text-style-name="P6" draw:layer="layout" svg:width="12.508cm" svg:height="13.466cm" svg:x="14.091cm" svg:y="4.98cm">
          <draw:text-box>
            <text:p xml:id="id11" text:id="id11" text:style-name="P5"><text:span text:style-name="T4">// Include planets and DE4xx ephemeris</text:span></text:p>
            <text:p xml:id="id12" text:id="id12" text:style-name="P5"><text:span text:style-name="T4">#include "environment.sm"</text:span></text:p>
            <text:p xml:id="id13" text:id="id13" text:style-name="P5"><text:span text:style-name="T4">#include “sun_basic.sm”</text:span></text:p>
            <text:p xml:id="id14" text:id="id14" text:style-name="P5"><text:span text:style-name="T4">#include "earth_GGM02C_MET_RNP.sm"</text:span></text:p>
            <text:p xml:id="id15" text:id="id15" text:style-name="P5"><text:span text:style-name="T4">#include “moon_basic.sm”</text:span></text:p>
            <text:p text:style-name="P5"><text:span text:style-name="T4"/></text:p>
            <text:p xml:id="id16" text:id="id16" text:style-name="P5"><text:span text:style-name="T4">// Include two basic vehicle objects</text:span></text:p>
            <text:p xml:id="id17" text:id="id17" text:style-name="P5"><text:span text:style-name="T4">#include "vehicle_basic.sm"</text:span></text:p>
            <text:p xml:id="id18" text:id="id18" text:style-name="P5"><text:span text:style-name="T4">VehicleSimObject vehicle2 (dynamics.dyn_manager);</text:span></text:p>
            <text:p text:style-name="P5"><text:span text:style-name="T4"/></text:p>
            <text:p xml:id="id19" text:id="id19" text:style-name="P5"><text:span text:style-name="T4">// Set the integration</text:span></text:p>
            <text:p xml:id="id20" text:id="id20" text:style-name="P5"><text:span text:style-name="T4">IntegLoop sim_integ_loop (DYNAMICS) dynamics;</text:span></text:p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ion Exercise: Input Deck</text:p>
          </draw:text-box>
        </draw:frame>
        <draw:frame presentation:style-name="pr4" draw:text-style-name="P7" draw:layer="layout" svg:width="10.608cm" svg:height="14.39cm" svg:x="2.3cm" svg:y="4.914cm" presentation:class="outline" presentation:user-transformed="true">
          <draw:text-box>
            <text:p xml:id="id21" text:id="id21"><text:span text:style-name="T4"># Use Runge-Kutta 4 integrator</text:span></text:p>
            <text:p xml:id="id22" text:id="id22"><text:span text:style-name="T4">rk_integrator = trick.RK4IntegratorConstructor()</text:span></text:p>
            <text:p xml:id="id23" text:id="id23"><text:span text:style-name="T4">dynamics.dyn_manager_init.integ_constructor = rk_integrator</text:span></text:p>
            <text:p><text:span text:style-name="T4"/></text:p>
            <text:p xml:id="id24" text:id="id24"><text:span text:style-name="T4"># Set up vehicle 1 in Earth orbit</text:span></text:p>
            <text:p xml:id="id25" text:id="id25"><text:span text:style-name="T4">vehicle.dyn_body.name = "veh1"</text:span></text:p>
            <text:p xml:id="id26" text:id="id26"><text:span text:style-name="T4">vehicle.dyn_body.integ_frame_name = "Earth.inertial"</text:span></text:p>
            <text:p xml:id="id27" text:id="id27"><text:span text:style-name="T4">vehicle.dyn_body.translational_dynamics = True</text:span></text:p>
            <text:p xml:id="id28" text:id="id28"><text:span text:style-name="T4">vehicle.dyn_body.rotational_dynamics = True</text:span></text:p>
            <text:p><text:span text:style-name="T4"/></text:p>
            <text:p xml:id="id29" text:id="id29"><text:span text:style-name="T4">execfile("Modified_data/time.py")</text:span></text:p>
            <text:p xml:id="id30" text:id="id30"><text:span text:style-name="T4">execfile("Modified_data/vehicle_mass_props.py")</text:span></text:p>
            <text:p xml:id="id31" text:id="id31"><text:span text:style-name="T4">execfile("Modified_data/vehicle1_state.py")</text:span></text:p>
            <text:p xml:id="id32" text:id="id32"><text:span text:style-name="T4">execfile("Modified_data/vehicle1_grav_controls.py")</text:span></text:p>
            <text:p><text:span text:style-name="T4"/></text:p>
            <text:p xml:id="id33" text:id="id33"><text:span text:style-name="T4">dynamics.dyn_manager.add_body_action( vehicle.mass_init )</text:span></text:p>
            <text:p xml:id="id34" text:id="id34"><text:span text:style-name="T4">dynamics.dyn_manager.add_body_action( vehicle.trans_init )</text:span></text:p>
            <text:p xml:id="id35" text:id="id35"><text:span text:style-name="T4">dynamics.dyn_manager.add_body_action( vehicle.rot_init )</text:span></text:p>
          </draw:text-box>
        </draw:frame>
        <draw:frame presentation:style-name="pr4" draw:text-style-name="P8" draw:layer="layout" svg:width="10.654cm" svg:height="14.643cm" svg:x="15cm" svg:y="5.015cm" presentation:class="outline" presentation:user-transformed="true">
          <draw:text-box>
            <text:p xml:id="id36" text:id="id36"><text:span text:style-name="T5"># Set up vehicle 2 in Earth orbit</text:span></text:p>
            <text:p xml:id="id37" text:id="id37"><text:span text:style-name="T5">vehicle2.dyn_body.name = "veh2"</text:span></text:p>
            <text:p xml:id="id38" text:id="id38"><text:span text:style-name="T5">vehicle2.dyn_body.integ_frame_name = "Earth.inertial"</text:span></text:p>
            <text:p xml:id="id39" text:id="id39"><text:span text:style-name="T5">vehicle2.dyn_body.translational_dynamics = True</text:span></text:p>
            <text:p xml:id="id40" text:id="id40"><text:span text:style-name="T5">vehicle2.dyn_body.rotational_dynamics = True</text:span></text:p>
            <text:p><text:span text:style-name="T5"/></text:p>
            <text:p xml:id="id41" text:id="id41"><text:span text:style-name="T5">execfile("Modified_data/time.py")</text:span></text:p>
            <text:p xml:id="id42" text:id="id42"><text:span text:style-name="T5">execfile("Modified_data/vehicle_mass_props.py")</text:span></text:p>
            <text:p xml:id="id43" text:id="id43"><text:span text:style-name="T5">execfile("Modified_data/vehicle2_state.py")</text:span></text:p>
            <text:p xml:id="id44" text:id="id44"><text:span text:style-name="T5">execfile("Modified_data/vehicle2_grav_controls.py")</text:span></text:p>
            <text:p><text:span text:style-name="T5"/></text:p>
            <text:p xml:id="id45" text:id="id45"><text:span text:style-name="T5">dynamics.dyn_manager.add_body_action( vehicle2.mass_init )</text:span></text:p>
            <text:p xml:id="id46" text:id="id46"><text:span text:style-name="T5">dynamics.dyn_manager.add_body_action( vehicle2.trans_init )</text:span></text:p>
            <text:p xml:id="id47" text:id="id47"><text:span text:style-name="T5">dynamics.dyn_manager.add_body_action( vehicle2.rot_init )</text:span></text:p>
            <text:p><text:span text:style-name="T5"/></text:p>
            <text:p xml:id="id48" text:id="id48"><text:span text:style-name="T5">trick.sim_services.exec_set_terminate_time(6000.0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Morris</meta:initial-creator>
    <meta:creation-date>2016-09-16T10:52:13.959668641</meta:creation-date>
    <dc:date>2019-03-08T11:53:27.734917671</dc:date>
    <meta:editing-duration>PT2H5M49S</meta:editing-duration>
    <meta:editing-cycles>22</meta:editing-cycles>
    <meta:generator>LibreOffice/5.3.6.1$Linux_X86_64 LibreOffice_project/30$Build-1</meta:generator>
    <meta:document-statistic meta:object-count="55"/>
  </office:meta>
</office:document-meta>
</file>